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2" calcext:value-type="float">
            <text:p>-0.142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1" calcext:value-type="float">
            <text:p>-0.141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9" calcext:value-type="float">
            <text:p>-0.139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8" calcext:value-type="float">
            <text:p>-0.138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7" calcext:value-type="float">
            <text:p>-0.137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5" calcext:value-type="float">
            <text:p>-0.135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3" calcext:value-type="float">
            <text:p>-0.133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1" calcext:value-type="float">
            <text:p>-0.131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9" calcext:value-type="float">
            <text:p>-0.129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</table:table-row>
        <table:table-row table:style-name="ro1">
          <table:table-cell office:value-type="float" office:value="-0.127" calcext:value-type="float">
            <text:p>-0.127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6" calcext:value-type="float">
            <text:p>-0.126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-0.122" calcext:value-type="float">
            <text:p>-0.12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2" calcext:value-type="float">
            <text:p>-0.10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float" office:value="-0.081" calcext:value-type="float">
            <text:p>-0.081</text:p>
          </table:table-cell>
        </table:table-row>
        <table:table-row table:style-name="ro1">
          <table:table-cell office:value-type="float" office:value="-0.077" calcext:value-type="float">
            <text:p>-0.077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</table:table-row>
        <table:table-row table:style-name="ro1">
          <table:table-cell office:value-type="float" office:value="-0.067" calcext:value-type="float">
            <text:p>-0.067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0799999999999995" calcext:value-type="float">
            <text:p>-0.0079999999999999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0.0540000000000001" calcext:value-type="float">
            <text:p>0.054000000000000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99999999999995" calcext:value-type="float">
            <text:p>-0.00499999999999995</text:p>
          </table:table-cell>
        </table:table-row>
        <table:table-row table:style-name="ro1">
          <table:table-cell office:value-type="float" office:value="-0.00799999999999995" calcext:value-type="float">
            <text:p>-0.00799999999999995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26:14.116709793</meta:creation-date>
    <dc:date>2025-06-18T19:26:21.973557782</dc:date>
    <meta:editing-duration>PT8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